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808080" draw:fill="solid" draw:fill-color="#b80047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solid" svg:stroke-color="#808080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svg:stroke-color="#808080" draw:fill="solid" draw:fill-color="#9999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svg:stroke-color="#808080" draw:fill="solid" draw:fill-color="#355e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solid" svg:stroke-color="#808080" draw:fill="solid" draw:fill-color="#4700b8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152cm" draw:textarea-horizontal-align="center" draw:textarea-vertical-align="middle"/>
    </style:style>
    <style:style style:name="gr8" style:family="graphic" style:parent-style-name="standard">
      <style:graphic-properties draw:stroke="solid" svg:stroke-color="#808080" draw:fill="solid"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solid" svg:stroke-color="#808080" draw:fill="solid" draw:fill-color="#cccccc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solid" svg:stroke-color="#808080" draw:fill="solid" draw:fill-color="#3deb3d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solid" svg:stroke-color="#808080" draw:fill="solid" draw:fill-color="#0000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2.377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2.378cm" svg:y="6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2.379cm" svg:y="6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2.38cm" svg:y="7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2.381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2.382cm" svg:y="8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3.014cm" svg:y="5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015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3.016cm" svg:y="6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3.017cm" svg:y="7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3.018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3.019cm" svg:y="8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3.65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3.651cm" svg:y="6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3.652cm" svg:y="6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0.635cm" svg:x="3.653cm" svg:y="7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3.654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3.655cm" svg:y="8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4.287cm" svg:y="5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4.288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4.289cm" svg:y="6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4.29cm" svg:y="7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4.291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4.292cm" svg:y="8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4.924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4.925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4.926cm" svg:y="6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4.927cm" svg:y="7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4.928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4.929cm" svg:y="8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733cm" svg:y="5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734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735cm" svg:y="6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736cm" svg:y="7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737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738cm" svg:y="8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2.377cm" svg:y="4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3.014cm" svg:y="4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3.65cm" svg:y="4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4.287cm" svg:y="4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4.924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733cm" svg:y="4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5.56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5.561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5.562cm" svg:y="6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5.563cm" svg:y="7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5.564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5.565cm" svg:y="8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5.56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2.382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3.019cm" svg:y="9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3.655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4.292cm" svg:y="9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4.929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738cm" svg:y="9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5.565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2.377cm" svg:y="4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3.014cm" svg:y="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3.65cm" svg:y="4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4.287cm" svg:y="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4.924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733cm" svg:y="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5.56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2.382cm" svg:y="9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3.019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3.655cm" svg:y="9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4.292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4.929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738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5.565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101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102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103cm" svg:y="6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104cm" svg:y="7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105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106cm" svg:y="8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101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106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101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.106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6.186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6.187cm" svg:y="6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6.188cm" svg:y="6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6.189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6.19cm" svg:y="7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6.191cm" svg:y="8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6.186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6.191cm" svg:y="9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6.186cm" svg:y="4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6.191cm" svg:y="9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905cm" svg:height="0.635cm" draw:transform="rotate (-1.57079632679579) translate (7.686cm 6.41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3.157cm" svg:y1="9.777cm" svg:x2="3.575cm" svg:y2="9.355cm">
          <text:p/>
        </draw:line>
        <draw:line draw:style-name="gr7" draw:text-style-name="P1" draw:layer="layout" svg:x1="3.757cm" svg:y1="9.777cm" svg:x2="4.175cm" svg:y2="9.355cm">
          <text:p/>
        </draw:line>
        <draw:line draw:style-name="gr7" draw:text-style-name="P1" draw:layer="layout" svg:x1="4.457cm" svg:y1="9.777cm" svg:x2="4.875cm" svg:y2="9.355cm">
          <text:p/>
        </draw:line>
        <draw:line draw:style-name="gr7" draw:text-style-name="P1" draw:layer="layout" svg:x1="3.757cm" svg:y1="9.777cm" svg:x2="4.175cm" svg:y2="9.355cm">
          <text:p/>
        </draw:line>
        <draw:line draw:style-name="gr7" draw:text-style-name="P1" draw:layer="layout" svg:x1="5.057cm" svg:y1="9.777cm" svg:x2="5.475cm" svg:y2="9.355cm">
          <text:p/>
        </draw:line>
        <draw:line draw:style-name="gr7" draw:text-style-name="P1" draw:layer="layout" svg:x1="3.757cm" svg:y1="9.777cm" svg:x2="4.175cm" svg:y2="9.355cm">
          <text:p/>
        </draw:line>
        <draw:line draw:style-name="gr7" draw:text-style-name="P1" draw:layer="layout" svg:x1="5.657cm" svg:y1="9.777cm" svg:x2="6.075cm" svg:y2="9.355cm">
          <text:p/>
        </draw:line>
        <draw:line draw:style-name="gr7" draw:text-style-name="P1" draw:layer="layout" svg:x1="3.757cm" svg:y1="9.777cm" svg:x2="4.175cm" svg:y2="9.355cm">
          <text:p/>
        </draw:line>
        <draw:line draw:style-name="gr7" draw:text-style-name="P1" draw:layer="layout" svg:x1="6.257cm" svg:y1="9.777cm" svg:x2="6.675cm" svg:y2="9.355cm">
          <text:p/>
        </draw:line>
        <draw:line draw:style-name="gr7" draw:text-style-name="P1" draw:layer="layout" svg:x1="5.057cm" svg:y1="10.377cm" svg:x2="5.475cm" svg:y2="9.955cm">
          <text:p/>
        </draw:line>
        <draw:line draw:style-name="gr7" draw:text-style-name="P1" draw:layer="layout" svg:x1="5.657cm" svg:y1="10.377cm" svg:x2="6.075cm" svg:y2="9.955cm">
          <text:p/>
        </draw:line>
        <draw:line draw:style-name="gr7" draw:text-style-name="P1" draw:layer="layout" svg:x1="6.257cm" svg:y1="10.377cm" svg:x2="6.675cm" svg:y2="9.955cm">
          <text:p/>
        </draw:line>
        <draw:line draw:style-name="gr7" draw:text-style-name="P1" draw:layer="layout" svg:x1="3.157cm" svg:y1="10.377cm" svg:x2="3.575cm" svg:y2="9.955cm">
          <text:p/>
        </draw:line>
        <draw:line draw:style-name="gr7" draw:text-style-name="P1" draw:layer="layout" svg:x1="3.757cm" svg:y1="10.377cm" svg:x2="4.175cm" svg:y2="9.955cm">
          <text:p/>
        </draw:line>
        <draw:line draw:style-name="gr7" draw:text-style-name="P1" draw:layer="layout" svg:x1="4.357cm" svg:y1="10.377cm" svg:x2="4.775cm" svg:y2="9.955cm">
          <text:p/>
        </draw:line>
        <draw:line draw:style-name="gr7" draw:text-style-name="P1" draw:layer="layout" svg:x1="1.257cm" svg:y1="10.377cm" svg:x2="1.675cm" svg:y2="9.955cm">
          <text:p/>
        </draw:line>
        <draw:line draw:style-name="gr7" draw:text-style-name="P1" draw:layer="layout" svg:x1="1.857cm" svg:y1="10.377cm" svg:x2="2.275cm" svg:y2="9.955cm">
          <text:p/>
        </draw:line>
        <draw:line draw:style-name="gr7" draw:text-style-name="P1" draw:layer="layout" svg:x1="2.457cm" svg:y1="10.377cm" svg:x2="2.875cm" svg:y2="9.955cm">
          <text:p/>
        </draw:line>
        <draw:line draw:style-name="gr7" draw:text-style-name="P1" draw:layer="layout" svg:x1="1.857cm" svg:y1="6.577cm" svg:x2="2.275cm" svg:y2="6.155cm">
          <text:p/>
        </draw:line>
        <draw:line draw:style-name="gr7" draw:text-style-name="P1" draw:layer="layout" svg:x1="2.457cm" svg:y1="6.577cm" svg:x2="2.875cm" svg:y2="6.155cm">
          <text:p/>
        </draw:line>
        <draw:line draw:style-name="gr7" draw:text-style-name="P1" draw:layer="layout" svg:x1="2.557cm" svg:y1="7.177cm" svg:x2="2.975cm" svg:y2="6.755cm">
          <text:p/>
        </draw:line>
        <draw:line draw:style-name="gr7" draw:text-style-name="P1" draw:layer="layout" svg:x1="3.179cm" svg:y1="8.88cm" svg:x2="3.578cm" svg:y2="8.88cm">
          <text:p/>
        </draw:line>
        <draw:line draw:style-name="gr7" draw:text-style-name="P1" draw:layer="layout" svg:x1="2.48cm" svg:y1="8.88cm" svg:x2="2.879cm" svg:y2="8.88cm">
          <text:p/>
        </draw:line>
        <draw:line draw:style-name="gr7" draw:text-style-name="P1" draw:layer="layout" svg:x1="2.479cm" svg:y1="9.58cm" svg:x2="2.878cm" svg:y2="9.58cm">
          <text:p/>
        </draw:line>
        <draw:line draw:style-name="gr7" draw:text-style-name="P1" draw:layer="layout" svg:x1="1.78cm" svg:y1="9.58cm" svg:x2="2.179cm" svg:y2="9.58cm">
          <text:p/>
        </draw:line>
        <draw:line draw:style-name="gr7" draw:text-style-name="P1" draw:layer="layout" svg:x1="1.879cm" svg:y1="5.78cm" svg:x2="2.278cm" svg:y2="5.78cm">
          <text:p/>
        </draw:line>
        <draw:line draw:style-name="gr7" draw:text-style-name="P1" draw:layer="layout" svg:x1="1.879cm" svg:y1="6.98cm" svg:x2="2.278cm" svg:y2="6.98cm">
          <text:p/>
        </draw:line>
        <draw:line draw:style-name="gr7" draw:text-style-name="P1" draw:layer="layout" svg:x1="3.08cm" svg:y1="6.98cm" svg:x2="3.479cm" svg:y2="6.98cm">
          <text:p/>
        </draw:line>
        <draw:line draw:style-name="gr7" draw:text-style-name="P1" draw:layer="layout" svg:x1="3.179cm" svg:y1="7.68cm" svg:x2="3.578cm" svg:y2="7.68cm">
          <text:p/>
        </draw:line>
        <draw:line draw:style-name="gr7" draw:text-style-name="P1" draw:layer="layout" svg:x1="4.38cm" svg:y1="5.78cm" svg:x2="4.779cm" svg:y2="5.78cm">
          <text:p/>
        </draw:line>
        <draw:line draw:style-name="gr7" draw:text-style-name="P1" draw:layer="layout" svg:x1="4.379cm" svg:y1="6.48cm" svg:x2="4.778cm" svg:y2="6.48cm">
          <text:p/>
        </draw:line>
        <draw:line draw:style-name="gr7" draw:text-style-name="P1" draw:layer="layout" svg:x1="3.781cm" svg:y1="5.08cm" svg:x2="4.18cm" svg:y2="5.08cm">
          <text:p/>
        </draw:line>
        <draw:line draw:style-name="gr7" draw:text-style-name="P1" draw:layer="layout" svg:x1="6.1cm" svg:y1="4.948cm" svg:x2="5.68cm" svg:y2="5.368cm">
          <text:p/>
        </draw:line>
        <draw:line draw:style-name="gr7" draw:text-style-name="P1" draw:layer="layout" svg:x1="6.1cm" svg:y1="5.648cm" svg:x2="5.68cm" svg:y2="6.068cm">
          <text:p/>
        </draw:line>
        <draw:line draw:style-name="gr7" draw:text-style-name="P1" draw:layer="layout" svg:x1="6.1cm" svg:y1="6.148cm" svg:x2="5.68cm" svg:y2="6.568cm">
          <text:p/>
        </draw:line>
        <draw:line draw:style-name="gr7" draw:text-style-name="P1" draw:layer="layout" svg:x1="6.1cm" svg:y1="6.848cm" svg:x2="5.68cm" svg:y2="7.268cm">
          <text:p/>
        </draw:line>
        <draw:line draw:style-name="gr7" draw:text-style-name="P1" draw:layer="layout" svg:x1="6.7cm" svg:y1="4.948cm" svg:x2="6.28cm" svg:y2="5.368cm">
          <text:p/>
        </draw:line>
        <draw:line draw:style-name="gr7" draw:text-style-name="P1" draw:layer="layout" svg:x1="6.7cm" svg:y1="5.648cm" svg:x2="6.28cm" svg:y2="6.068cm">
          <text:p/>
        </draw:line>
        <draw:line draw:style-name="gr7" draw:text-style-name="P1" draw:layer="layout" svg:x1="6.1cm" svg:y1="4.348cm" svg:x2="5.68cm" svg:y2="4.768cm">
          <text:p/>
        </draw:line>
        <draw:line draw:style-name="gr7" draw:text-style-name="P1" draw:layer="layout" svg:x1="6.7cm" svg:y1="4.348cm" svg:x2="6.28cm" svg:y2="4.768cm">
          <text:p/>
        </draw:line>
        <draw:line draw:style-name="gr7" draw:text-style-name="P1" draw:layer="layout" svg:x1="3.6cm" svg:y1="5.548cm" svg:x2="3.18cm" svg:y2="5.968cm">
          <text:p/>
        </draw:line>
        <draw:line draw:style-name="gr7" draw:text-style-name="P1" draw:layer="layout" svg:x1="4.2cm" svg:y1="6.148cm" svg:x2="3.78cm" svg:y2="6.568cm">
          <text:p/>
        </draw:line>
        <draw:line draw:style-name="gr7" draw:text-style-name="P1" draw:layer="layout" svg:x1="3.6cm" svg:y1="4.948cm" svg:x2="3.18cm" svg:y2="5.368cm">
          <text:p/>
        </draw:line>
        <draw:line draw:style-name="gr7" draw:text-style-name="P1" draw:layer="layout" svg:x1="3.839cm" svg:y1="5.557cm" svg:x2="4.259cm" svg:y2="5.977cm">
          <text:p/>
        </draw:line>
        <draw:line draw:style-name="gr7" draw:text-style-name="P1" draw:layer="layout" svg:x1="4.439cm" svg:y1="4.957cm" svg:x2="4.859cm" svg:y2="5.377cm">
          <text:p/>
        </draw:line>
        <draw:line draw:style-name="gr7" draw:text-style-name="P1" draw:layer="layout" svg:x1="4.439cm" svg:y1="4.257cm" svg:x2="4.859cm" svg:y2="4.677cm">
          <text:p/>
        </draw:line>
        <draw:line draw:style-name="gr7" draw:text-style-name="P1" draw:layer="layout" svg:x1="3.739cm" svg:y1="4.257cm" svg:x2="4.159cm" svg:y2="4.677cm">
          <text:p/>
        </draw:line>
        <draw:line draw:style-name="gr7" draw:text-style-name="P1" draw:layer="layout" svg:x1="1.839cm" svg:y1="4.957cm" svg:x2="2.259cm" svg:y2="5.377cm">
          <text:p/>
        </draw:line>
        <draw:line draw:style-name="gr7" draw:text-style-name="P1" draw:layer="layout" svg:x1="3.139cm" svg:y1="4.257cm" svg:x2="3.559cm" svg:y2="4.677cm">
          <text:p/>
        </draw:line>
        <draw:line draw:style-name="gr7" draw:text-style-name="P1" draw:layer="layout" svg:x1="3.139cm" svg:y1="8.057cm" svg:x2="3.559cm" svg:y2="8.477cm">
          <text:p/>
        </draw:line>
        <draw:line draw:style-name="gr7" draw:text-style-name="P1" draw:layer="layout" svg:x1="2.539cm" svg:y1="8.057cm" svg:x2="2.959cm" svg:y2="8.477cm">
          <text:p/>
        </draw:line>
        <draw:line draw:style-name="gr7" draw:text-style-name="P1" draw:layer="layout" svg:x1="5.039cm" svg:y1="8.057cm" svg:x2="5.459cm" svg:y2="8.477cm">
          <text:p/>
        </draw:line>
        <draw:line draw:style-name="gr7" draw:text-style-name="P1" draw:layer="layout" svg:x1="5.739cm" svg:y1="8.057cm" svg:x2="6.159cm" svg:y2="8.477cm">
          <text:p/>
        </draw:line>
        <draw:line draw:style-name="gr7" draw:text-style-name="P1" draw:layer="layout" svg:x1="6.339cm" svg:y1="8.057cm" svg:x2="6.759cm" svg:y2="8.477cm">
          <text:p/>
        </draw:line>
        <draw:line draw:style-name="gr7" draw:text-style-name="P1" draw:layer="layout" svg:x1="2.48cm" svg:y1="7.68cm" svg:x2="2.879cm" svg:y2="7.68cm">
          <text:p/>
        </draw:line>
        <draw:line draw:style-name="gr7" draw:text-style-name="P1" draw:layer="layout" svg:x1="1.88cm" svg:y1="7.68cm" svg:x2="2.279cm" svg:y2="7.68cm">
          <text:p/>
        </draw:line>
        <draw:line draw:style-name="gr7" draw:text-style-name="P1" draw:layer="layout" svg:x1="2.671cm" svg:y1="4.966cm" svg:x2="2.671cm" svg:y2="5.365cm">
          <text:p/>
        </draw:line>
        <draw:line draw:style-name="gr7" draw:text-style-name="P1" draw:layer="layout" svg:x1="2.671cm" svg:y1="4.267cm" svg:x2="2.671cm" svg:y2="4.666cm">
          <text:p/>
        </draw:line>
        <draw:line draw:style-name="gr7" draw:text-style-name="P1" draw:layer="layout" svg:x1="5.271cm" svg:y1="4.268cm" svg:x2="5.271cm" svg:y2="4.667cm">
          <text:p/>
        </draw:line>
        <draw:line draw:style-name="gr7" draw:text-style-name="P1" draw:layer="layout" svg:x1="5.271cm" svg:y1="4.969cm" svg:x2="5.271cm" svg:y2="5.368cm">
          <text:p/>
        </draw:line>
        <draw:line draw:style-name="gr7" draw:text-style-name="P1" draw:layer="layout" svg:x1="4.571cm" svg:y1="8.069cm" svg:x2="4.571cm" svg:y2="8.468cm">
          <text:p/>
        </draw:line>
        <draw:line draw:style-name="gr7" draw:text-style-name="P1" draw:layer="layout" svg:x1="6.379cm" svg:y1="8.88cm" svg:x2="6.778cm" svg:y2="8.88cm">
          <text:p/>
        </draw:line>
        <draw:line draw:style-name="gr7" draw:text-style-name="P1" draw:layer="layout" svg:x1="5.68cm" svg:y1="8.88cm" svg:x2="6.079cm" svg:y2="8.88cm">
          <text:p/>
        </draw:line>
        <draw:line draw:style-name="gr7" draw:text-style-name="P1" draw:layer="layout" svg:x1="5.5cm" svg:y1="6.848cm" svg:x2="5.08cm" svg:y2="7.268cm">
          <text:p/>
        </draw:line>
        <draw:line draw:style-name="gr7" draw:text-style-name="P1" draw:layer="layout" svg:x1="4.785cm" svg:y1="7.668cm" svg:x2="4.386cm" svg:y2="7.668cm">
          <text:p/>
        </draw:line>
        <draw:line draw:style-name="gr7" draw:text-style-name="P1" draw:layer="layout" svg:x1="5.386cm" svg:y1="7.668cm" svg:x2="4.987cm" svg:y2="7.668cm">
          <text:p/>
        </draw:line>
        <draw:line draw:style-name="gr7" draw:text-style-name="P1" draw:layer="layout" svg:x1="6.086cm" svg:y1="7.668cm" svg:x2="5.687cm" svg:y2="7.668cm">
          <text:p/>
        </draw:line>
        <draw:line draw:style-name="gr7" draw:text-style-name="P1" draw:layer="layout" svg:x1="6.7cm" svg:y1="6.848cm" svg:x2="6.28cm" svg:y2="7.268cm">
          <text:p/>
        </draw:line>
        <draw:line draw:style-name="gr7" draw:text-style-name="P1" draw:layer="layout" svg:x1="6.7cm" svg:y1="7.448cm" svg:x2="6.28cm" svg:y2="7.868cm">
          <text:p/>
        </draw:line>
        <draw:line draw:style-name="gr7" draw:text-style-name="P1" draw:layer="layout" svg:x1="6.687cm" svg:y1="6.368cm" svg:x2="6.288cm" svg:y2="6.368cm">
          <text:p/>
        </draw:line>
        <draw:custom-shape draw:style-name="gr1" draw:text-style-name="P1" draw:layer="layout" svg:width="0.635cm" svg:height="0.635cm" svg:x="9.178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9.179cm" svg:y="6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9.18cm" svg:y="6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9.181cm" svg:y="7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9.182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9.183cm" svg:y="8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9.815cm" svg:y="5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9.816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9.817cm" svg:y="6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635cm" svg:height="0.635cm" svg:x="9.818cm" svg:y="7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9.819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9.82cm" svg:y="8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0.451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0.452cm" svg:y="6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453cm" svg:y="6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0.635cm" svg:x="10.454cm" svg:y="7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0.455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0.456cm" svg:y="8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1.088cm" svg:y="5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1.089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1.09cm" svg:y="6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635cm" svg:height="0.635cm" svg:x="11.091cm" svg:y="7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1.092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1.093cm" svg:y="8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1.725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1.726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1.727cm" svg:y="6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1.728cm" svg:y="7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1.729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1.73cm" svg:y="8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8.534cm" svg:y="5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8.535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8.536cm" svg:y="6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8.537cm" svg:y="7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8.538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8.539cm" svg:y="8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9.178cm" svg:y="4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9.815cm" svg:y="4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0.451cm" svg:y="4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1.088cm" svg:y="4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1.725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8.534cm" svg:y="4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2.361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2.362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2.363cm" svg:y="6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2.364cm" svg:y="7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2.365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2.366cm" svg:y="8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2.361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9.18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9.82cm" svg:y="9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0.456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1.093cm" svg:y="9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1.73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8.539cm" svg:y="9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2.366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9.178cm" svg:y="4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9.815cm" svg:y="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0.451cm" svg:y="4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1.088cm" svg:y="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1.72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8.534cm" svg:y="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2.361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9.183cm" svg:y="9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9.82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0.456cm" svg:y="9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1.093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1.73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8.539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2.366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7.902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7.903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7.904cm" svg:y="6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7.905cm" svg:y="7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7.906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7.907cm" svg:y="8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7.902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7.907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7.902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7.907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2.987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2.988cm" svg:y="6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2.989cm" svg:y="6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2.99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2.991cm" svg:y="7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2.992cm" svg:y="8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2.98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2.992cm" svg:y="9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2.987cm" svg:y="4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2.992cm" svg:y="9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9.958cm" svg:y1="9.777cm" svg:x2="10.376cm" svg:y2="9.355cm">
          <text:p/>
        </draw:line>
        <draw:line draw:style-name="gr7" draw:text-style-name="P1" draw:layer="layout" svg:x1="10.558cm" svg:y1="9.777cm" svg:x2="10.976cm" svg:y2="9.355cm">
          <text:p/>
        </draw:line>
        <draw:line draw:style-name="gr7" draw:text-style-name="P1" draw:layer="layout" svg:x1="11.258cm" svg:y1="9.777cm" svg:x2="11.676cm" svg:y2="9.355cm">
          <text:p/>
        </draw:line>
        <draw:line draw:style-name="gr7" draw:text-style-name="P1" draw:layer="layout" svg:x1="10.558cm" svg:y1="9.777cm" svg:x2="10.976cm" svg:y2="9.355cm">
          <text:p/>
        </draw:line>
        <draw:line draw:style-name="gr7" draw:text-style-name="P1" draw:layer="layout" svg:x1="11.858cm" svg:y1="9.777cm" svg:x2="12.276cm" svg:y2="9.355cm">
          <text:p/>
        </draw:line>
        <draw:line draw:style-name="gr7" draw:text-style-name="P1" draw:layer="layout" svg:x1="10.558cm" svg:y1="9.777cm" svg:x2="10.976cm" svg:y2="9.355cm">
          <text:p/>
        </draw:line>
        <draw:line draw:style-name="gr7" draw:text-style-name="P1" draw:layer="layout" svg:x1="12.458cm" svg:y1="9.777cm" svg:x2="12.876cm" svg:y2="9.355cm">
          <text:p/>
        </draw:line>
        <draw:line draw:style-name="gr7" draw:text-style-name="P1" draw:layer="layout" svg:x1="10.558cm" svg:y1="9.777cm" svg:x2="10.976cm" svg:y2="9.355cm">
          <text:p/>
        </draw:line>
        <draw:line draw:style-name="gr7" draw:text-style-name="P1" draw:layer="layout" svg:x1="13.058cm" svg:y1="9.777cm" svg:x2="13.476cm" svg:y2="9.355cm">
          <text:p/>
        </draw:line>
        <draw:line draw:style-name="gr7" draw:text-style-name="P1" draw:layer="layout" svg:x1="11.858cm" svg:y1="10.377cm" svg:x2="12.276cm" svg:y2="9.955cm">
          <text:p/>
        </draw:line>
        <draw:line draw:style-name="gr7" draw:text-style-name="P1" draw:layer="layout" svg:x1="12.458cm" svg:y1="10.377cm" svg:x2="12.876cm" svg:y2="9.955cm">
          <text:p/>
        </draw:line>
        <draw:line draw:style-name="gr7" draw:text-style-name="P1" draw:layer="layout" svg:x1="13.058cm" svg:y1="10.377cm" svg:x2="13.476cm" svg:y2="9.955cm">
          <text:p/>
        </draw:line>
        <draw:line draw:style-name="gr7" draw:text-style-name="P1" draw:layer="layout" svg:x1="9.958cm" svg:y1="10.377cm" svg:x2="10.376cm" svg:y2="9.955cm">
          <text:p/>
        </draw:line>
        <draw:line draw:style-name="gr7" draw:text-style-name="P1" draw:layer="layout" svg:x1="10.558cm" svg:y1="10.377cm" svg:x2="10.976cm" svg:y2="9.955cm">
          <text:p/>
        </draw:line>
        <draw:line draw:style-name="gr7" draw:text-style-name="P1" draw:layer="layout" svg:x1="11.158cm" svg:y1="10.377cm" svg:x2="11.576cm" svg:y2="9.955cm">
          <text:p/>
        </draw:line>
        <draw:line draw:style-name="gr7" draw:text-style-name="P1" draw:layer="layout" svg:x1="8.058cm" svg:y1="10.377cm" svg:x2="8.476cm" svg:y2="9.955cm">
          <text:p/>
        </draw:line>
        <draw:line draw:style-name="gr7" draw:text-style-name="P1" draw:layer="layout" svg:x1="8.658cm" svg:y1="10.377cm" svg:x2="9.076cm" svg:y2="9.955cm">
          <text:p/>
        </draw:line>
        <draw:line draw:style-name="gr7" draw:text-style-name="P1" draw:layer="layout" svg:x1="9.258cm" svg:y1="10.377cm" svg:x2="9.676cm" svg:y2="9.955cm">
          <text:p/>
        </draw:line>
        <draw:line draw:style-name="gr7" draw:text-style-name="P1" draw:layer="layout" svg:x1="8.658cm" svg:y1="6.577cm" svg:x2="9.076cm" svg:y2="6.155cm">
          <text:p/>
        </draw:line>
        <draw:line draw:style-name="gr7" draw:text-style-name="P1" draw:layer="layout" svg:x1="9.258cm" svg:y1="6.577cm" svg:x2="9.676cm" svg:y2="6.155cm">
          <text:p/>
        </draw:line>
        <draw:line draw:style-name="gr7" draw:text-style-name="P1" draw:layer="layout" svg:x1="9.358cm" svg:y1="7.177cm" svg:x2="9.776cm" svg:y2="6.755cm">
          <text:p/>
        </draw:line>
        <draw:line draw:style-name="gr7" draw:text-style-name="P1" draw:layer="layout" svg:x1="9.98cm" svg:y1="8.88cm" svg:x2="10.379cm" svg:y2="8.88cm">
          <text:p/>
        </draw:line>
        <draw:line draw:style-name="gr7" draw:text-style-name="P1" draw:layer="layout" svg:x1="9.281cm" svg:y1="8.88cm" svg:x2="9.68cm" svg:y2="8.88cm">
          <text:p/>
        </draw:line>
        <draw:line draw:style-name="gr7" draw:text-style-name="P1" draw:layer="layout" svg:x1="9.28cm" svg:y1="9.58cm" svg:x2="9.679cm" svg:y2="9.58cm">
          <text:p/>
        </draw:line>
        <draw:line draw:style-name="gr7" draw:text-style-name="P1" draw:layer="layout" svg:x1="8.581cm" svg:y1="9.58cm" svg:x2="8.98cm" svg:y2="9.58cm">
          <text:p/>
        </draw:line>
        <draw:line draw:style-name="gr7" draw:text-style-name="P1" draw:layer="layout" svg:x1="8.68cm" svg:y1="5.78cm" svg:x2="9.079cm" svg:y2="5.78cm">
          <text:p/>
        </draw:line>
        <draw:line draw:style-name="gr7" draw:text-style-name="P1" draw:layer="layout" svg:x1="8.68cm" svg:y1="6.98cm" svg:x2="9.079cm" svg:y2="6.98cm">
          <text:p/>
        </draw:line>
        <draw:line draw:style-name="gr7" draw:text-style-name="P1" draw:layer="layout" svg:x1="9.881cm" svg:y1="6.98cm" svg:x2="10.28cm" svg:y2="6.98cm">
          <text:p/>
        </draw:line>
        <draw:line draw:style-name="gr7" draw:text-style-name="P1" draw:layer="layout" svg:x1="9.98cm" svg:y1="7.68cm" svg:x2="10.379cm" svg:y2="7.68cm">
          <text:p/>
        </draw:line>
        <draw:line draw:style-name="gr7" draw:text-style-name="P1" draw:layer="layout" svg:x1="11.181cm" svg:y1="5.78cm" svg:x2="11.58cm" svg:y2="5.78cm">
          <text:p/>
        </draw:line>
        <draw:line draw:style-name="gr7" draw:text-style-name="P1" draw:layer="layout" svg:x1="11.18cm" svg:y1="6.48cm" svg:x2="11.579cm" svg:y2="6.48cm">
          <text:p/>
        </draw:line>
        <draw:line draw:style-name="gr7" draw:text-style-name="P1" draw:layer="layout" svg:x1="10.582cm" svg:y1="5.08cm" svg:x2="10.981cm" svg:y2="5.08cm">
          <text:p/>
        </draw:line>
        <draw:line draw:style-name="gr7" draw:text-style-name="P1" draw:layer="layout" svg:x1="12.901cm" svg:y1="4.948cm" svg:x2="12.481cm" svg:y2="5.368cm">
          <text:p/>
        </draw:line>
        <draw:line draw:style-name="gr7" draw:text-style-name="P1" draw:layer="layout" svg:x1="12.901cm" svg:y1="5.648cm" svg:x2="12.481cm" svg:y2="6.068cm">
          <text:p/>
        </draw:line>
        <draw:line draw:style-name="gr7" draw:text-style-name="P1" draw:layer="layout" svg:x1="12.901cm" svg:y1="6.148cm" svg:x2="12.481cm" svg:y2="6.568cm">
          <text:p/>
        </draw:line>
        <draw:line draw:style-name="gr7" draw:text-style-name="P1" draw:layer="layout" svg:x1="12.901cm" svg:y1="6.848cm" svg:x2="12.481cm" svg:y2="7.268cm">
          <text:p/>
        </draw:line>
        <draw:line draw:style-name="gr7" draw:text-style-name="P1" draw:layer="layout" svg:x1="13.501cm" svg:y1="4.948cm" svg:x2="13.081cm" svg:y2="5.368cm">
          <text:p/>
        </draw:line>
        <draw:line draw:style-name="gr7" draw:text-style-name="P1" draw:layer="layout" svg:x1="13.501cm" svg:y1="5.648cm" svg:x2="13.081cm" svg:y2="6.068cm">
          <text:p/>
        </draw:line>
        <draw:line draw:style-name="gr7" draw:text-style-name="P1" draw:layer="layout" svg:x1="12.901cm" svg:y1="4.348cm" svg:x2="12.481cm" svg:y2="4.768cm">
          <text:p/>
        </draw:line>
        <draw:line draw:style-name="gr7" draw:text-style-name="P1" draw:layer="layout" svg:x1="13.501cm" svg:y1="4.348cm" svg:x2="13.081cm" svg:y2="4.768cm">
          <text:p/>
        </draw:line>
        <draw:line draw:style-name="gr7" draw:text-style-name="P1" draw:layer="layout" svg:x1="10.401cm" svg:y1="5.548cm" svg:x2="9.981cm" svg:y2="5.968cm">
          <text:p/>
        </draw:line>
        <draw:line draw:style-name="gr7" draw:text-style-name="P1" draw:layer="layout" svg:x1="11.001cm" svg:y1="6.148cm" svg:x2="10.581cm" svg:y2="6.568cm">
          <text:p/>
        </draw:line>
        <draw:line draw:style-name="gr7" draw:text-style-name="P1" draw:layer="layout" svg:x1="10.401cm" svg:y1="4.948cm" svg:x2="9.981cm" svg:y2="5.368cm">
          <text:p/>
        </draw:line>
        <draw:line draw:style-name="gr7" draw:text-style-name="P1" draw:layer="layout" svg:x1="10.64cm" svg:y1="5.557cm" svg:x2="11.06cm" svg:y2="5.977cm">
          <text:p/>
        </draw:line>
        <draw:line draw:style-name="gr7" draw:text-style-name="P1" draw:layer="layout" svg:x1="11.24cm" svg:y1="4.957cm" svg:x2="11.66cm" svg:y2="5.377cm">
          <text:p/>
        </draw:line>
        <draw:line draw:style-name="gr7" draw:text-style-name="P1" draw:layer="layout" svg:x1="11.24cm" svg:y1="4.257cm" svg:x2="11.66cm" svg:y2="4.677cm">
          <text:p/>
        </draw:line>
        <draw:line draw:style-name="gr7" draw:text-style-name="P1" draw:layer="layout" svg:x1="10.54cm" svg:y1="4.257cm" svg:x2="10.96cm" svg:y2="4.677cm">
          <text:p/>
        </draw:line>
        <draw:line draw:style-name="gr7" draw:text-style-name="P1" draw:layer="layout" svg:x1="8.64cm" svg:y1="4.957cm" svg:x2="9.06cm" svg:y2="5.377cm">
          <text:p/>
        </draw:line>
        <draw:line draw:style-name="gr7" draw:text-style-name="P1" draw:layer="layout" svg:x1="9.94cm" svg:y1="4.257cm" svg:x2="10.36cm" svg:y2="4.677cm">
          <text:p/>
        </draw:line>
        <draw:line draw:style-name="gr7" draw:text-style-name="P1" draw:layer="layout" svg:x1="9.94cm" svg:y1="8.057cm" svg:x2="10.36cm" svg:y2="8.477cm">
          <text:p/>
        </draw:line>
        <draw:line draw:style-name="gr7" draw:text-style-name="P1" draw:layer="layout" svg:x1="9.34cm" svg:y1="8.057cm" svg:x2="9.76cm" svg:y2="8.477cm">
          <text:p/>
        </draw:line>
        <draw:line draw:style-name="gr7" draw:text-style-name="P1" draw:layer="layout" svg:x1="11.84cm" svg:y1="8.057cm" svg:x2="12.26cm" svg:y2="8.477cm">
          <text:p/>
        </draw:line>
        <draw:line draw:style-name="gr7" draw:text-style-name="P1" draw:layer="layout" svg:x1="12.54cm" svg:y1="8.057cm" svg:x2="12.96cm" svg:y2="8.477cm">
          <text:p/>
        </draw:line>
        <draw:line draw:style-name="gr7" draw:text-style-name="P1" draw:layer="layout" svg:x1="13.14cm" svg:y1="8.057cm" svg:x2="13.56cm" svg:y2="8.477cm">
          <text:p/>
        </draw:line>
        <draw:line draw:style-name="gr7" draw:text-style-name="P1" draw:layer="layout" svg:x1="9.281cm" svg:y1="7.68cm" svg:x2="9.68cm" svg:y2="7.68cm">
          <text:p/>
        </draw:line>
        <draw:line draw:style-name="gr7" draw:text-style-name="P1" draw:layer="layout" svg:x1="8.681cm" svg:y1="7.68cm" svg:x2="9.08cm" svg:y2="7.68cm">
          <text:p/>
        </draw:line>
        <draw:line draw:style-name="gr7" draw:text-style-name="P1" draw:layer="layout" svg:x1="9.472cm" svg:y1="4.966cm" svg:x2="9.472cm" svg:y2="5.365cm">
          <text:p/>
        </draw:line>
        <draw:line draw:style-name="gr7" draw:text-style-name="P1" draw:layer="layout" svg:x1="9.472cm" svg:y1="4.267cm" svg:x2="9.472cm" svg:y2="4.666cm">
          <text:p/>
        </draw:line>
        <draw:line draw:style-name="gr7" draw:text-style-name="P1" draw:layer="layout" svg:x1="12.072cm" svg:y1="4.268cm" svg:x2="12.072cm" svg:y2="4.667cm">
          <text:p/>
        </draw:line>
        <draw:line draw:style-name="gr7" draw:text-style-name="P1" draw:layer="layout" svg:x1="12.072cm" svg:y1="4.969cm" svg:x2="12.072cm" svg:y2="5.368cm">
          <text:p/>
        </draw:line>
        <draw:line draw:style-name="gr7" draw:text-style-name="P1" draw:layer="layout" svg:x1="11.372cm" svg:y1="8.069cm" svg:x2="11.372cm" svg:y2="8.468cm">
          <text:p/>
        </draw:line>
        <draw:line draw:style-name="gr7" draw:text-style-name="P1" draw:layer="layout" svg:x1="13.18cm" svg:y1="8.88cm" svg:x2="13.579cm" svg:y2="8.88cm">
          <text:p/>
        </draw:line>
        <draw:line draw:style-name="gr7" draw:text-style-name="P1" draw:layer="layout" svg:x1="12.481cm" svg:y1="8.88cm" svg:x2="12.88cm" svg:y2="8.88cm">
          <text:p/>
        </draw:line>
        <draw:line draw:style-name="gr7" draw:text-style-name="P1" draw:layer="layout" svg:x1="12.301cm" svg:y1="6.848cm" svg:x2="11.881cm" svg:y2="7.268cm">
          <text:p/>
        </draw:line>
        <draw:line draw:style-name="gr7" draw:text-style-name="P1" draw:layer="layout" svg:x1="11.586cm" svg:y1="7.668cm" svg:x2="11.187cm" svg:y2="7.668cm">
          <text:p/>
        </draw:line>
        <draw:line draw:style-name="gr7" draw:text-style-name="P1" draw:layer="layout" svg:x1="12.187cm" svg:y1="7.668cm" svg:x2="11.788cm" svg:y2="7.668cm">
          <text:p/>
        </draw:line>
        <draw:line draw:style-name="gr7" draw:text-style-name="P1" draw:layer="layout" svg:x1="12.887cm" svg:y1="7.668cm" svg:x2="12.488cm" svg:y2="7.668cm">
          <text:p/>
        </draw:line>
        <draw:line draw:style-name="gr7" draw:text-style-name="P1" draw:layer="layout" svg:x1="13.501cm" svg:y1="6.848cm" svg:x2="13.081cm" svg:y2="7.268cm">
          <text:p/>
        </draw:line>
        <draw:line draw:style-name="gr7" draw:text-style-name="P1" draw:layer="layout" svg:x1="13.501cm" svg:y1="7.448cm" svg:x2="13.081cm" svg:y2="7.868cm">
          <text:p/>
        </draw:line>
        <draw:line draw:style-name="gr7" draw:text-style-name="P1" draw:layer="layout" svg:x1="13.488cm" svg:y1="6.368cm" svg:x2="13.089cm" svg:y2="6.368cm">
          <text:p/>
        </draw:line>
        <draw:custom-shape draw:style-name="gr6" draw:text-style-name="P1" draw:layer="layout" svg:width="1.905cm" svg:height="0.635cm" draw:transform="rotate (-1.57079632679579) translate (14.486cm 6.41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635cm" svg:height="0.635cm" svg:x="15.978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5.979cm" svg:y="6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5.98cm" svg:y="6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635cm" svg:height="0.635cm" svg:x="15.981cm" svg:y="7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5.982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5.983cm" svg:y="8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6.615cm" svg:y="5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6.616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6.617cm" svg:y="6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635cm" svg:height="0.635cm" svg:x="16.618cm" svg:y="7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6.619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6.62cm" svg:y="8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7.251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7.252cm" svg:y="6.0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7.253cm" svg:y="6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0.635cm" svg:x="17.254cm" svg:y="7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7.255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7.256cm" svg:y="8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7.888cm" svg:y="5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7.889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7.89cm" svg:y="6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635cm" svg:height="0.635cm" svg:x="17.891cm" svg:y="7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7.892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7.893cm" svg:y="8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8.525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635cm" svg:height="0.635cm" svg:x="18.526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8.527cm" svg:y="6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635cm" svg:height="0.635cm" svg:x="18.528cm" svg:y="7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8.529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18.53cm" svg:y="8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5.334cm" svg:y="5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5.335cm" svg:y="6.0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5.336cm" svg:y="6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635cm" svg:height="0.635cm" svg:x="15.337cm" svg:y="7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5.338cm" svg:y="7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5.339cm" svg:y="8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5.978cm" svg:y="4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6.615cm" svg:y="4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7.251cm" svg:y="4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7.888cm" svg:y="4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8.525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5.334cm" svg:y="4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9.161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9.162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635cm" svg:height="0.635cm" svg:x="19.163cm" svg:y="6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635cm" svg:height="0.635cm" svg:x="19.164cm" svg:y="7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9.165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9.166cm" svg:y="8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9.161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5.98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6.62cm" svg:y="9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7.256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7.893cm" svg:y="9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8.53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5.339cm" svg:y="9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9.166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0.635cm" svg:x="15.978cm" svg:y="4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6.615cm" svg:y="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7.251cm" svg:y="4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7.888cm" svg:y="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8.525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5.334cm" svg:y="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9.161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5.983cm" svg:y="9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6.62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7.256cm" svg:y="9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7.893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8.53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5.339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9.166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4.702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4.703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4.704cm" svg:y="6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4.705cm" svg:y="7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4.706cm" svg:y="7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4.707cm" svg:y="8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4.702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4.707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4.702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0.635cm" svg:x="14.707cm" svg:y="9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9.787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9.788cm" svg:y="6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635cm" svg:height="0.635cm" svg:x="19.789cm" svg:y="6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9.79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9.791cm" svg:y="7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9.792cm" svg:y="8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9.78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9.792cm" svg:y="9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635cm" svg:x="19.787cm" svg:y="4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35cm" svg:height="0.635cm" svg:x="19.792cm" svg:y="9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6.758cm" svg:y1="9.777cm" svg:x2="17.176cm" svg:y2="9.355cm">
          <text:p/>
        </draw:line>
        <draw:line draw:style-name="gr7" draw:text-style-name="P1" draw:layer="layout" svg:x1="17.358cm" svg:y1="9.777cm" svg:x2="17.776cm" svg:y2="9.355cm">
          <text:p/>
        </draw:line>
        <draw:line draw:style-name="gr7" draw:text-style-name="P1" draw:layer="layout" svg:x1="18.058cm" svg:y1="9.777cm" svg:x2="18.476cm" svg:y2="9.355cm">
          <text:p/>
        </draw:line>
        <draw:line draw:style-name="gr7" draw:text-style-name="P1" draw:layer="layout" svg:x1="17.358cm" svg:y1="9.777cm" svg:x2="17.776cm" svg:y2="9.355cm">
          <text:p/>
        </draw:line>
        <draw:line draw:style-name="gr7" draw:text-style-name="P1" draw:layer="layout" svg:x1="18.658cm" svg:y1="9.777cm" svg:x2="19.076cm" svg:y2="9.355cm">
          <text:p/>
        </draw:line>
        <draw:line draw:style-name="gr7" draw:text-style-name="P1" draw:layer="layout" svg:x1="17.358cm" svg:y1="9.777cm" svg:x2="17.776cm" svg:y2="9.355cm">
          <text:p/>
        </draw:line>
        <draw:line draw:style-name="gr7" draw:text-style-name="P1" draw:layer="layout" svg:x1="19.258cm" svg:y1="9.777cm" svg:x2="19.676cm" svg:y2="9.355cm">
          <text:p/>
        </draw:line>
        <draw:line draw:style-name="gr7" draw:text-style-name="P1" draw:layer="layout" svg:x1="17.358cm" svg:y1="9.777cm" svg:x2="17.776cm" svg:y2="9.355cm">
          <text:p/>
        </draw:line>
        <draw:line draw:style-name="gr7" draw:text-style-name="P1" draw:layer="layout" svg:x1="19.858cm" svg:y1="9.777cm" svg:x2="20.276cm" svg:y2="9.355cm">
          <text:p/>
        </draw:line>
        <draw:line draw:style-name="gr7" draw:text-style-name="P1" draw:layer="layout" svg:x1="18.658cm" svg:y1="10.377cm" svg:x2="19.076cm" svg:y2="9.955cm">
          <text:p/>
        </draw:line>
        <draw:line draw:style-name="gr7" draw:text-style-name="P1" draw:layer="layout" svg:x1="19.258cm" svg:y1="10.377cm" svg:x2="19.676cm" svg:y2="9.955cm">
          <text:p/>
        </draw:line>
        <draw:line draw:style-name="gr7" draw:text-style-name="P1" draw:layer="layout" svg:x1="19.858cm" svg:y1="10.377cm" svg:x2="20.276cm" svg:y2="9.955cm">
          <text:p/>
        </draw:line>
        <draw:line draw:style-name="gr7" draw:text-style-name="P1" draw:layer="layout" svg:x1="16.758cm" svg:y1="10.377cm" svg:x2="17.176cm" svg:y2="9.955cm">
          <text:p/>
        </draw:line>
        <draw:line draw:style-name="gr7" draw:text-style-name="P1" draw:layer="layout" svg:x1="17.358cm" svg:y1="10.377cm" svg:x2="17.776cm" svg:y2="9.955cm">
          <text:p/>
        </draw:line>
        <draw:line draw:style-name="gr7" draw:text-style-name="P1" draw:layer="layout" svg:x1="17.958cm" svg:y1="10.377cm" svg:x2="18.376cm" svg:y2="9.955cm">
          <text:p/>
        </draw:line>
        <draw:line draw:style-name="gr7" draw:text-style-name="P1" draw:layer="layout" svg:x1="14.858cm" svg:y1="10.377cm" svg:x2="15.276cm" svg:y2="9.955cm">
          <text:p/>
        </draw:line>
        <draw:line draw:style-name="gr7" draw:text-style-name="P1" draw:layer="layout" svg:x1="15.458cm" svg:y1="10.377cm" svg:x2="15.876cm" svg:y2="9.955cm">
          <text:p/>
        </draw:line>
        <draw:line draw:style-name="gr7" draw:text-style-name="P1" draw:layer="layout" svg:x1="16.058cm" svg:y1="10.377cm" svg:x2="16.476cm" svg:y2="9.955cm">
          <text:p/>
        </draw:line>
        <draw:line draw:style-name="gr7" draw:text-style-name="P1" draw:layer="layout" svg:x1="15.458cm" svg:y1="6.577cm" svg:x2="15.876cm" svg:y2="6.155cm">
          <text:p/>
        </draw:line>
        <draw:line draw:style-name="gr7" draw:text-style-name="P1" draw:layer="layout" svg:x1="16.058cm" svg:y1="6.577cm" svg:x2="16.476cm" svg:y2="6.155cm">
          <text:p/>
        </draw:line>
        <draw:line draw:style-name="gr7" draw:text-style-name="P1" draw:layer="layout" svg:x1="16.158cm" svg:y1="7.177cm" svg:x2="16.576cm" svg:y2="6.755cm">
          <text:p/>
        </draw:line>
        <draw:line draw:style-name="gr7" draw:text-style-name="P1" draw:layer="layout" svg:x1="16.78cm" svg:y1="8.88cm" svg:x2="17.179cm" svg:y2="8.88cm">
          <text:p/>
        </draw:line>
        <draw:line draw:style-name="gr7" draw:text-style-name="P1" draw:layer="layout" svg:x1="16.081cm" svg:y1="8.88cm" svg:x2="16.48cm" svg:y2="8.88cm">
          <text:p/>
        </draw:line>
        <draw:line draw:style-name="gr7" draw:text-style-name="P1" draw:layer="layout" svg:x1="16.08cm" svg:y1="9.58cm" svg:x2="16.479cm" svg:y2="9.58cm">
          <text:p/>
        </draw:line>
        <draw:line draw:style-name="gr7" draw:text-style-name="P1" draw:layer="layout" svg:x1="15.381cm" svg:y1="9.58cm" svg:x2="15.78cm" svg:y2="9.58cm">
          <text:p/>
        </draw:line>
        <draw:line draw:style-name="gr7" draw:text-style-name="P1" draw:layer="layout" svg:x1="15.48cm" svg:y1="5.78cm" svg:x2="15.879cm" svg:y2="5.78cm">
          <text:p/>
        </draw:line>
        <draw:line draw:style-name="gr7" draw:text-style-name="P1" draw:layer="layout" svg:x1="15.48cm" svg:y1="6.98cm" svg:x2="15.879cm" svg:y2="6.98cm">
          <text:p/>
        </draw:line>
        <draw:line draw:style-name="gr7" draw:text-style-name="P1" draw:layer="layout" svg:x1="16.681cm" svg:y1="6.98cm" svg:x2="17.08cm" svg:y2="6.98cm">
          <text:p/>
        </draw:line>
        <draw:line draw:style-name="gr7" draw:text-style-name="P1" draw:layer="layout" svg:x1="16.78cm" svg:y1="7.68cm" svg:x2="17.179cm" svg:y2="7.68cm">
          <text:p/>
        </draw:line>
        <draw:line draw:style-name="gr7" draw:text-style-name="P1" draw:layer="layout" svg:x1="17.981cm" svg:y1="5.78cm" svg:x2="18.38cm" svg:y2="5.78cm">
          <text:p/>
        </draw:line>
        <draw:line draw:style-name="gr7" draw:text-style-name="P1" draw:layer="layout" svg:x1="17.98cm" svg:y1="6.48cm" svg:x2="18.379cm" svg:y2="6.48cm">
          <text:p/>
        </draw:line>
        <draw:line draw:style-name="gr7" draw:text-style-name="P1" draw:layer="layout" svg:x1="17.382cm" svg:y1="5.08cm" svg:x2="17.781cm" svg:y2="5.08cm">
          <text:p/>
        </draw:line>
        <draw:line draw:style-name="gr7" draw:text-style-name="P1" draw:layer="layout" svg:x1="19.701cm" svg:y1="4.948cm" svg:x2="19.281cm" svg:y2="5.368cm">
          <text:p/>
        </draw:line>
        <draw:line draw:style-name="gr7" draw:text-style-name="P1" draw:layer="layout" svg:x1="19.701cm" svg:y1="5.648cm" svg:x2="19.281cm" svg:y2="6.068cm">
          <text:p/>
        </draw:line>
        <draw:line draw:style-name="gr7" draw:text-style-name="P1" draw:layer="layout" svg:x1="19.701cm" svg:y1="6.148cm" svg:x2="19.281cm" svg:y2="6.568cm">
          <text:p/>
        </draw:line>
        <draw:line draw:style-name="gr7" draw:text-style-name="P1" draw:layer="layout" svg:x1="19.701cm" svg:y1="6.848cm" svg:x2="19.281cm" svg:y2="7.268cm">
          <text:p/>
        </draw:line>
        <draw:line draw:style-name="gr7" draw:text-style-name="P1" draw:layer="layout" svg:x1="20.301cm" svg:y1="4.948cm" svg:x2="19.881cm" svg:y2="5.368cm">
          <text:p/>
        </draw:line>
        <draw:line draw:style-name="gr7" draw:text-style-name="P1" draw:layer="layout" svg:x1="20.301cm" svg:y1="5.648cm" svg:x2="19.881cm" svg:y2="6.068cm">
          <text:p/>
        </draw:line>
        <draw:line draw:style-name="gr7" draw:text-style-name="P1" draw:layer="layout" svg:x1="19.701cm" svg:y1="4.348cm" svg:x2="19.281cm" svg:y2="4.768cm">
          <text:p/>
        </draw:line>
        <draw:line draw:style-name="gr7" draw:text-style-name="P1" draw:layer="layout" svg:x1="20.301cm" svg:y1="4.348cm" svg:x2="19.881cm" svg:y2="4.768cm">
          <text:p/>
        </draw:line>
        <draw:line draw:style-name="gr7" draw:text-style-name="P1" draw:layer="layout" svg:x1="17.201cm" svg:y1="5.548cm" svg:x2="16.781cm" svg:y2="5.968cm">
          <text:p/>
        </draw:line>
        <draw:line draw:style-name="gr7" draw:text-style-name="P1" draw:layer="layout" svg:x1="17.801cm" svg:y1="6.148cm" svg:x2="17.381cm" svg:y2="6.568cm">
          <text:p/>
        </draw:line>
        <draw:line draw:style-name="gr7" draw:text-style-name="P1" draw:layer="layout" svg:x1="17.201cm" svg:y1="4.948cm" svg:x2="16.781cm" svg:y2="5.368cm">
          <text:p/>
        </draw:line>
        <draw:line draw:style-name="gr7" draw:text-style-name="P1" draw:layer="layout" svg:x1="17.44cm" svg:y1="5.557cm" svg:x2="17.86cm" svg:y2="5.977cm">
          <text:p/>
        </draw:line>
        <draw:line draw:style-name="gr7" draw:text-style-name="P1" draw:layer="layout" svg:x1="18.04cm" svg:y1="4.957cm" svg:x2="18.46cm" svg:y2="5.377cm">
          <text:p/>
        </draw:line>
        <draw:line draw:style-name="gr7" draw:text-style-name="P1" draw:layer="layout" svg:x1="18.04cm" svg:y1="4.257cm" svg:x2="18.46cm" svg:y2="4.677cm">
          <text:p/>
        </draw:line>
        <draw:line draw:style-name="gr7" draw:text-style-name="P1" draw:layer="layout" svg:x1="17.34cm" svg:y1="4.257cm" svg:x2="17.76cm" svg:y2="4.677cm">
          <text:p/>
        </draw:line>
        <draw:line draw:style-name="gr7" draw:text-style-name="P1" draw:layer="layout" svg:x1="15.44cm" svg:y1="4.957cm" svg:x2="15.86cm" svg:y2="5.377cm">
          <text:p/>
        </draw:line>
        <draw:line draw:style-name="gr7" draw:text-style-name="P1" draw:layer="layout" svg:x1="16.74cm" svg:y1="4.257cm" svg:x2="17.16cm" svg:y2="4.677cm">
          <text:p/>
        </draw:line>
        <draw:line draw:style-name="gr7" draw:text-style-name="P1" draw:layer="layout" svg:x1="16.74cm" svg:y1="8.057cm" svg:x2="17.16cm" svg:y2="8.477cm">
          <text:p/>
        </draw:line>
        <draw:line draw:style-name="gr7" draw:text-style-name="P1" draw:layer="layout" svg:x1="16.14cm" svg:y1="8.057cm" svg:x2="16.56cm" svg:y2="8.477cm">
          <text:p/>
        </draw:line>
        <draw:line draw:style-name="gr7" draw:text-style-name="P1" draw:layer="layout" svg:x1="18.64cm" svg:y1="8.057cm" svg:x2="19.06cm" svg:y2="8.477cm">
          <text:p/>
        </draw:line>
        <draw:line draw:style-name="gr7" draw:text-style-name="P1" draw:layer="layout" svg:x1="19.34cm" svg:y1="8.057cm" svg:x2="19.76cm" svg:y2="8.477cm">
          <text:p/>
        </draw:line>
        <draw:line draw:style-name="gr7" draw:text-style-name="P1" draw:layer="layout" svg:x1="19.94cm" svg:y1="8.057cm" svg:x2="20.36cm" svg:y2="8.477cm">
          <text:p/>
        </draw:line>
        <draw:line draw:style-name="gr7" draw:text-style-name="P1" draw:layer="layout" svg:x1="16.081cm" svg:y1="7.68cm" svg:x2="16.48cm" svg:y2="7.68cm">
          <text:p/>
        </draw:line>
        <draw:line draw:style-name="gr7" draw:text-style-name="P1" draw:layer="layout" svg:x1="15.481cm" svg:y1="7.68cm" svg:x2="15.88cm" svg:y2="7.68cm">
          <text:p/>
        </draw:line>
        <draw:line draw:style-name="gr7" draw:text-style-name="P1" draw:layer="layout" svg:x1="16.272cm" svg:y1="4.966cm" svg:x2="16.272cm" svg:y2="5.365cm">
          <text:p/>
        </draw:line>
        <draw:line draw:style-name="gr7" draw:text-style-name="P1" draw:layer="layout" svg:x1="16.272cm" svg:y1="4.267cm" svg:x2="16.272cm" svg:y2="4.666cm">
          <text:p/>
        </draw:line>
        <draw:line draw:style-name="gr7" draw:text-style-name="P1" draw:layer="layout" svg:x1="18.872cm" svg:y1="4.268cm" svg:x2="18.872cm" svg:y2="4.667cm">
          <text:p/>
        </draw:line>
        <draw:line draw:style-name="gr7" draw:text-style-name="P1" draw:layer="layout" svg:x1="18.872cm" svg:y1="4.969cm" svg:x2="18.872cm" svg:y2="5.368cm">
          <text:p/>
        </draw:line>
        <draw:line draw:style-name="gr7" draw:text-style-name="P1" draw:layer="layout" svg:x1="18.172cm" svg:y1="8.069cm" svg:x2="18.172cm" svg:y2="8.468cm">
          <text:p/>
        </draw:line>
        <draw:line draw:style-name="gr7" draw:text-style-name="P1" draw:layer="layout" svg:x1="19.98cm" svg:y1="8.88cm" svg:x2="20.379cm" svg:y2="8.88cm">
          <text:p/>
        </draw:line>
        <draw:line draw:style-name="gr7" draw:text-style-name="P1" draw:layer="layout" svg:x1="19.281cm" svg:y1="8.88cm" svg:x2="19.68cm" svg:y2="8.88cm">
          <text:p/>
        </draw:line>
        <draw:line draw:style-name="gr7" draw:text-style-name="P1" draw:layer="layout" svg:x1="19.101cm" svg:y1="6.848cm" svg:x2="18.681cm" svg:y2="7.268cm">
          <text:p/>
        </draw:line>
        <draw:line draw:style-name="gr7" draw:text-style-name="P1" draw:layer="layout" svg:x1="18.386cm" svg:y1="7.668cm" svg:x2="17.987cm" svg:y2="7.668cm">
          <text:p/>
        </draw:line>
        <draw:line draw:style-name="gr7" draw:text-style-name="P1" draw:layer="layout" svg:x1="18.987cm" svg:y1="7.668cm" svg:x2="18.588cm" svg:y2="7.668cm">
          <text:p/>
        </draw:line>
        <draw:line draw:style-name="gr7" draw:text-style-name="P1" draw:layer="layout" svg:x1="19.687cm" svg:y1="7.668cm" svg:x2="19.288cm" svg:y2="7.668cm">
          <text:p/>
        </draw:line>
        <draw:line draw:style-name="gr7" draw:text-style-name="P1" draw:layer="layout" svg:x1="20.301cm" svg:y1="6.848cm" svg:x2="19.881cm" svg:y2="7.268cm">
          <text:p/>
        </draw:line>
        <draw:line draw:style-name="gr7" draw:text-style-name="P1" draw:layer="layout" svg:x1="20.301cm" svg:y1="7.448cm" svg:x2="19.881cm" svg:y2="7.868cm">
          <text:p/>
        </draw:line>
        <draw:line draw:style-name="gr7" draw:text-style-name="P1" draw:layer="layout" svg:x1="20.288cm" svg:y1="6.368cm" svg:x2="19.889cm" svg:y2="6.368cm">
          <text:p/>
        </draw:line>
        <draw:line draw:style-name="gr7" draw:text-style-name="P1" draw:layer="layout" svg:x1="1.586cm" svg:y1="7.668cm" svg:x2="1.187cm" svg:y2="7.668cm">
          <text:p/>
        </draw:line>
        <draw:line draw:style-name="gr7" draw:text-style-name="P1" draw:layer="layout" svg:x1="1.587cm" svg:y1="6.968cm" svg:x2="1.188cm" svg:y2="6.968cm">
          <text:p/>
        </draw:line>
        <draw:line draw:style-name="gr7" draw:text-style-name="P1" draw:layer="layout" svg:x1="1.587cm" svg:y1="7.668cm" svg:x2="1.188cm" svg:y2="7.668cm">
          <text:p/>
        </draw:line>
        <draw:line draw:style-name="gr7" draw:text-style-name="P1" draw:layer="layout" svg:x1="1.587cm" svg:y1="6.368cm" svg:x2="1.188cm" svg:y2="6.368cm">
          <text:p/>
        </draw:line>
        <draw:line draw:style-name="gr7" draw:text-style-name="P1" draw:layer="layout" svg:x1="1.587cm" svg:y1="7.668cm" svg:x2="1.188cm" svg:y2="7.668cm">
          <text:p/>
        </draw:line>
        <draw:line draw:style-name="gr7" draw:text-style-name="P1" draw:layer="layout" svg:x1="1.587cm" svg:y1="5.768cm" svg:x2="1.188cm" svg:y2="5.768cm">
          <text:p/>
        </draw:line>
        <draw:line draw:style-name="gr7" draw:text-style-name="P1" draw:layer="layout" svg:x1="1.587cm" svg:y1="7.668cm" svg:x2="1.188cm" svg:y2="7.668cm">
          <text:p/>
        </draw:line>
        <draw:line draw:style-name="gr7" draw:text-style-name="P1" draw:layer="layout" svg:x1="1.587cm" svg:y1="8.268cm" svg:x2="1.188cm" svg:y2="8.268cm">
          <text:p/>
        </draw:line>
        <draw:line draw:style-name="gr7" draw:text-style-name="P1" draw:layer="layout" svg:x1="1.587cm" svg:y1="7.668cm" svg:x2="1.188cm" svg:y2="7.668cm">
          <text:p/>
        </draw:line>
        <draw:line draw:style-name="gr7" draw:text-style-name="P1" draw:layer="layout" svg:x1="1.587cm" svg:y1="8.968cm" svg:x2="1.188cm" svg:y2="8.968cm">
          <text:p/>
        </draw:line>
        <draw:line draw:style-name="gr7" draw:text-style-name="P1" draw:layer="layout" svg:x1="1.587cm" svg:y1="7.668cm" svg:x2="1.188cm" svg:y2="7.668cm">
          <text:p/>
        </draw:line>
        <draw:line draw:style-name="gr7" draw:text-style-name="P1" draw:layer="layout" svg:x1="1.587cm" svg:y1="9.568cm" svg:x2="1.188cm" svg:y2="9.568cm">
          <text:p/>
        </draw:line>
        <draw:line draw:style-name="gr7" draw:text-style-name="P1" draw:layer="layout" svg:x1="2.3cm" svg:y1="8.148cm" svg:x2="1.88cm" svg:y2="8.568cm">
          <text:p/>
        </draw:line>
        <draw:line draw:style-name="gr7" draw:text-style-name="P1" draw:layer="layout" svg:x1="2.3cm" svg:y1="8.748cm" svg:x2="1.88cm" svg:y2="9.168cm">
          <text:p/>
        </draw:line>
        <draw:line draw:style-name="gr7" draw:text-style-name="P1" draw:layer="layout" svg:x1="1.6cm" svg:y1="4.348cm" svg:x2="1.18cm" svg:y2="4.768cm">
          <text:p/>
        </draw:line>
        <draw:line draw:style-name="gr7" draw:text-style-name="P1" draw:layer="layout" svg:x1="1.6cm" svg:y1="4.948cm" svg:x2="1.18cm" svg:y2="5.368cm">
          <text:p/>
        </draw:line>
        <draw:line draw:style-name="gr7" draw:text-style-name="P1" draw:layer="layout" svg:x1="2.186cm" svg:y1="4.468cm" svg:x2="1.787cm" svg:y2="4.468cm">
          <text:p/>
        </draw:line>
        <draw:line draw:style-name="gr7" draw:text-style-name="P1" draw:layer="layout" svg:x1="8.387cm" svg:y1="6.968cm" svg:x2="7.988cm" svg:y2="6.968cm">
          <text:p/>
        </draw:line>
        <draw:line draw:style-name="gr7" draw:text-style-name="P1" draw:layer="layout" svg:x1="8.387cm" svg:y1="6.368cm" svg:x2="7.988cm" svg:y2="6.368cm">
          <text:p/>
        </draw:line>
        <draw:line draw:style-name="gr7" draw:text-style-name="P1" draw:layer="layout" svg:x1="8.387cm" svg:y1="5.768cm" svg:x2="7.988cm" svg:y2="5.768cm">
          <text:p/>
        </draw:line>
        <draw:line draw:style-name="gr7" draw:text-style-name="P1" draw:layer="layout" svg:x1="8.387cm" svg:y1="8.268cm" svg:x2="7.988cm" svg:y2="8.268cm">
          <text:p/>
        </draw:line>
        <draw:line draw:style-name="gr7" draw:text-style-name="P1" draw:layer="layout" svg:x1="8.387cm" svg:y1="8.968cm" svg:x2="7.988cm" svg:y2="8.968cm">
          <text:p/>
        </draw:line>
        <draw:line draw:style-name="gr7" draw:text-style-name="P1" draw:layer="layout" svg:x1="8.387cm" svg:y1="7.668cm" svg:x2="7.988cm" svg:y2="7.668cm">
          <text:p/>
        </draw:line>
        <draw:line draw:style-name="gr7" draw:text-style-name="P1" draw:layer="layout" svg:x1="8.387cm" svg:y1="9.568cm" svg:x2="7.988cm" svg:y2="9.568cm">
          <text:p/>
        </draw:line>
        <draw:line draw:style-name="gr7" draw:text-style-name="P1" draw:layer="layout" svg:x1="9.1cm" svg:y1="8.148cm" svg:x2="8.68cm" svg:y2="8.568cm">
          <text:p/>
        </draw:line>
        <draw:line draw:style-name="gr7" draw:text-style-name="P1" draw:layer="layout" svg:x1="9.1cm" svg:y1="8.748cm" svg:x2="8.68cm" svg:y2="9.168cm">
          <text:p/>
        </draw:line>
        <draw:line draw:style-name="gr7" draw:text-style-name="P1" draw:layer="layout" svg:x1="8.4cm" svg:y1="4.348cm" svg:x2="7.98cm" svg:y2="4.768cm">
          <text:p/>
        </draw:line>
        <draw:line draw:style-name="gr7" draw:text-style-name="P1" draw:layer="layout" svg:x1="8.4cm" svg:y1="4.948cm" svg:x2="7.98cm" svg:y2="5.368cm">
          <text:p/>
        </draw:line>
        <draw:line draw:style-name="gr7" draw:text-style-name="P1" draw:layer="layout" svg:x1="8.986cm" svg:y1="4.468cm" svg:x2="8.587cm" svg:y2="4.468cm">
          <text:p/>
        </draw:line>
        <draw:line draw:style-name="gr7" draw:text-style-name="P1" draw:layer="layout" svg:x1="15.187cm" svg:y1="6.968cm" svg:x2="14.788cm" svg:y2="6.968cm">
          <text:p/>
        </draw:line>
        <draw:line draw:style-name="gr7" draw:text-style-name="P1" draw:layer="layout" svg:x1="15.187cm" svg:y1="6.368cm" svg:x2="14.788cm" svg:y2="6.368cm">
          <text:p/>
        </draw:line>
        <draw:line draw:style-name="gr7" draw:text-style-name="P1" draw:layer="layout" svg:x1="15.187cm" svg:y1="5.768cm" svg:x2="14.788cm" svg:y2="5.768cm">
          <text:p/>
        </draw:line>
        <draw:line draw:style-name="gr7" draw:text-style-name="P1" draw:layer="layout" svg:x1="15.187cm" svg:y1="8.268cm" svg:x2="14.788cm" svg:y2="8.268cm">
          <text:p/>
        </draw:line>
        <draw:line draw:style-name="gr7" draw:text-style-name="P1" draw:layer="layout" svg:x1="15.187cm" svg:y1="8.968cm" svg:x2="14.788cm" svg:y2="8.968cm">
          <text:p/>
        </draw:line>
        <draw:line draw:style-name="gr7" draw:text-style-name="P1" draw:layer="layout" svg:x1="15.187cm" svg:y1="7.668cm" svg:x2="14.788cm" svg:y2="7.668cm">
          <text:p/>
        </draw:line>
        <draw:line draw:style-name="gr7" draw:text-style-name="P1" draw:layer="layout" svg:x1="15.187cm" svg:y1="9.568cm" svg:x2="14.788cm" svg:y2="9.568cm">
          <text:p/>
        </draw:line>
        <draw:line draw:style-name="gr7" draw:text-style-name="P1" draw:layer="layout" svg:x1="15.9cm" svg:y1="8.148cm" svg:x2="15.48cm" svg:y2="8.568cm">
          <text:p/>
        </draw:line>
        <draw:line draw:style-name="gr7" draw:text-style-name="P1" draw:layer="layout" svg:x1="15.9cm" svg:y1="8.748cm" svg:x2="15.48cm" svg:y2="9.168cm">
          <text:p/>
        </draw:line>
        <draw:line draw:style-name="gr7" draw:text-style-name="P1" draw:layer="layout" svg:x1="15.2cm" svg:y1="4.348cm" svg:x2="14.78cm" svg:y2="4.768cm">
          <text:p/>
        </draw:line>
        <draw:line draw:style-name="gr7" draw:text-style-name="P1" draw:layer="layout" svg:x1="15.2cm" svg:y1="4.948cm" svg:x2="14.78cm" svg:y2="5.368cm">
          <text:p/>
        </draw:line>
        <draw:line draw:style-name="gr7" draw:text-style-name="P1" draw:layer="layout" svg:x1="15.786cm" svg:y1="4.468cm" svg:x2="15.387cm" svg:y2="4.468cm">
          <text:p/>
        </draw:line>
        <draw:frame draw:style-name="gr12" draw:layer="layout" svg:width="3.533cm" svg:height="0.962cm" svg:x="2.135cm" svg:y="3.159cm">
          <draw:text-box>
            <text:p>Initial state</text:p>
          </draw:text-box>
        </draw:frame>
        <draw:frame draw:style-name="gr12" draw:layer="layout" svg:width="5.091cm" svg:height="0.986cm" svg:x="8.336cm" svg:y="3.159cm">
          <draw:text-box>
            <text:p>After 1<text:span text:style-name="T1">st</text:span> iteration</text:p>
          </draw:text-box>
        </draw:frame>
        <draw:frame draw:style-name="gr12" draw:layer="layout" svg:width="3.427cm" svg:height="0.962cm" svg:x="15.936cm" svg:y="3.159cm">
          <draw:text-box>
            <text:p>Final sta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1-12-21T11:23:15</meta:creation-date>
    <meta:generator>OpenOffice.org/3.2$Linux OpenOffice.org_project/320m12$Build-9483</meta:generator>
    <dc:date>2011-12-22T18:54:52</dc:date>
    <dc:creator>David Kneis</dc:creator>
    <meta:editing-duration>PT02H20M29S</meta:editing-duration>
    <meta:editing-cycles>8</meta:editing-cycles>
    <meta:document-statistic meta:object-count="526"/>
  </office:meta>
</office:document-meta>
</file>